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2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änge</text:p>
          </table:table-cell>
          <table:table-cell table:style-name="ce1" office:value-type="string" calcext:value-type="string">
            <text:p>LEDs/m</text:p>
          </table:table-cell>
          <table:table-cell table:style-name="ce1" office:value-type="string" calcext:value-type="string">
            <text:p>Preis</text:p>
          </table:table-cell>
          <table:table-cell table:style-name="ce2" office:value-type="string" calcext:value-type="string">
            <text:p>Anzahl LEDs</text:p>
          </table:table-cell>
          <table:table-cell table:style-name="ce4" office:value-type="string" calcext:value-type="string">
            <text:p>€/LED</text:p>
          </table:table-cell>
          <table:table-cell table:style-name="ce2" office:value-type="string" calcext:value-type="string">
            <text:p>€/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a xlink:href="https://de.aliexpress.com/item/1005001474295565.html?spm=a2g0o.productlist.0.0.2d246f36oegxrs&amp;algo_pvid=2abc11fb-3d75-4a01-8265-3b94a9753ee1&amp;algo_exp_id=2abc11fb-3d75-4a01-8265-3b94a9753ee1-10&amp;pdp_ext_f=%7B%22sku_id%22%3A%2212000021869504941%22%7D" xlink:type="simple">https://de.aliexpress.com/item/1005001474295565.html?spm=a2g0o.productlist.0.0.2d246f36oegxrs&amp;algo_pvid=2abc11fb-3d75-4a01-8265-3b94a9753ee1&amp;algo_exp_id=2abc11fb-3d75-4a01-8265-3b94a9753ee1-10&amp;pdp_ext_f=%7B%22sku_id%22%3A%2212000021869504941%22%7D</text:a>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.21" calcext:value-type="float">
            <text:p>11,21</text:p>
          </table:table-cell>
          <table:table-cell table:formula="of:=[.B2]*[.C2]" office:value-type="float" office:value="150" calcext:value-type="float">
            <text:p>150</text:p>
          </table:table-cell>
          <table:table-cell table:formula="of:=[.D2]/[.E2]" office:value-type="float" office:value="0.0747333333333333" calcext:value-type="float">
            <text:p>0,07</text:p>
          </table:table-cell>
          <table:table-cell table:formula="of:=[.D2]/[.B2]" office:value-type="float" office:value="2.242" calcext:value-type="float">
            <text:p>2,2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4001249438672.html?spm=a2g0o.productlist.0.0.2d246f36oegxrs&amp;algo_pvid=2abc11fb-3d75-4a01-8265-3b94a9753ee1&amp;algo_exp_id=2abc11fb-3d75-4a01-8265-3b94a9753ee1-4&amp;pdp_ext_f=%7B%22sku_id%22%3A%2212000021871826227%22%7D" xlink:type="simple">https://de.aliexpress.com/item/4001249438672.html?spm=a2g0o.productlist.0.0.2d246f36oegxrs&amp;algo_pvid=2abc11fb-3d75-4a01-8265-3b94a9753ee1&amp;algo_exp_id=2abc11fb-3d75-4a01-8265-3b94a9753ee1-4&amp;pdp_ext_f=%7B%22sku_id%22%3A%2212000021871826227%22%7D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.01" calcext:value-type="float">
            <text:p>12,01</text:p>
          </table:table-cell>
          <table:table-cell table:formula="of:=[.B3]*[.C3]" office:value-type="float" office:value="150" calcext:value-type="float">
            <text:p>150</text:p>
          </table:table-cell>
          <table:table-cell table:formula="of:=[.D3]/[.E3]" office:value-type="float" office:value="0.0800666666666667" calcext:value-type="float">
            <text:p>0,08</text:p>
          </table:table-cell>
          <table:table-cell table:formula="of:=[.D3]/[.B3]" office:value-type="float" office:value="2.402" calcext:value-type="float">
            <text:p>2,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1005002310667184.html?spm=a2g0o.productlist.0.0.2d246f36oegxrs&amp;algo_pvid=2abc11fb-3d75-4a01-8265-3b94a9753ee1&amp;algo_exp_id=2abc11fb-3d75-4a01-8265-3b94a9753ee1-28&amp;pdp_ext_f=%7B%22sku_id%22%3A%2212000020021071710%22%7D" xlink:type="simple">https://de.aliexpress.com/item/1005002310667184.html?spm=a2g0o.productlist.0.0.2d246f36oegxrs&amp;algo_pvid=2abc11fb-3d75-4a01-8265-3b94a9753ee1&amp;algo_exp_id=2abc11fb-3d75-4a01-8265-3b94a9753ee1-28&amp;pdp_ext_f=%7B%22sku_id%22%3A%2212000020021071710%22%7D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.86" calcext:value-type="float">
            <text:p>12,86</text:p>
          </table:table-cell>
          <table:table-cell table:formula="of:=[.B4]*[.C4]" office:value-type="float" office:value="150" calcext:value-type="float">
            <text:p>150</text:p>
          </table:table-cell>
          <table:table-cell table:formula="of:=[.D4]/[.E4]" office:value-type="float" office:value="0.0857333333333333" calcext:value-type="float">
            <text:p>0,09</text:p>
          </table:table-cell>
          <table:table-cell table:formula="of:=[.D4]/[.B4]" office:value-type="float" office:value="2.572" calcext:value-type="float">
            <text:p>2,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4000859977949.html?gatewayAdapt=glo2deu&amp;src=google&amp;aff_fcid=f3b59aa2001a48b5bb52aea70829bd3c-1634237400078-08386-UneMJZVf&amp;aff_fsk=UneMJZVf&amp;aff_platform=aaf&amp;sk=UneMJZVf&amp;aff_trace_key=f3b59aa2001a48b5bb52aea70829bd3c-1634237400078-08386-UneMJZVf&amp;terminal_id=a436cfd66ec442da89b2a40703e57f5f" xlink:type="simple">https://de.aliexpress.com/item/4000859977949.html?gatewayAdapt=glo2deu&amp;src=google&amp;aff_fcid=f3b59aa2001a48b5bb52aea70829bd3c-1634237400078-08386-UneMJZVf&amp;aff_fsk=UneMJZVf&amp;aff_platform=aaf&amp;sk=UneMJZVf&amp;aff_trace_key=f3b59aa2001a48b5bb52aea70829bd3c-1634237400078-08386-UneMJZVf&amp;terminal_id=a436cfd66ec442da89b2a40703e57f5f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11.57+2.76" office:value-type="float" office:value="14.33" calcext:value-type="float">
            <text:p>14,33</text:p>
          </table:table-cell>
          <table:table-cell table:formula="of:=[.B5]*[.C5]" office:value-type="float" office:value="150" calcext:value-type="float">
            <text:p>150</text:p>
          </table:table-cell>
          <table:table-cell table:formula="of:=[.D5]/[.E5]" office:value-type="float" office:value="0.0955333333333333" calcext:value-type="float">
            <text:p>0,10</text:p>
          </table:table-cell>
          <table:table-cell table:formula="of:=[.D5]/[.B5]" office:value-type="float" office:value="2.866" calcext:value-type="float">
            <text:p>2,8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1005001474295565.html?spm=a2g0o.productlist.0.0.2d246f36oegxrs&amp;algo_pvid=2abc11fb-3d75-4a01-8265-3b94a9753ee1&amp;algo_exp_id=2abc11fb-3d75-4a01-8265-3b94a9753ee1-10&amp;pdp_ext_f=%7B%22sku_id%22%3A%2212000021869504941%22%7D" xlink:type="simple">https://de.aliexpress.com/item/1005001474295565.html?spm=a2g0o.productlist.0.0.2d246f36oegxrs&amp;algo_pvid=2abc11fb-3d75-4a01-8265-3b94a9753ee1&amp;algo_exp_id=2abc11fb-3d75-4a01-8265-3b94a9753ee1-10&amp;pdp_ext_f=%7B%22sku_id%22%3A%2212000021869504941%22%7D</text:a>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4.52" calcext:value-type="float">
            <text:p>14,52</text:p>
          </table:table-cell>
          <table:table-cell table:formula="of:=[.B6]*[.C6]" office:value-type="float" office:value="300" calcext:value-type="float">
            <text:p>300</text:p>
          </table:table-cell>
          <table:table-cell table:formula="of:=[.D6]/[.E6]" office:value-type="float" office:value="0.0484" calcext:value-type="float">
            <text:p>0,05</text:p>
          </table:table-cell>
          <table:table-cell table:formula="of:=[.D6]/[.B6]" office:value-type="float" office:value="2.904" calcext:value-type="float">
            <text:p>2,9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ebay.de/itm/184282572173?hash=item2ae818e58d:g:ie0AAOSw30NdjGZ5" xlink:type="simple">https://www.ebay.de/itm/184282572173?hash=item2ae818e58d:g:ie0AAOSw30NdjGZ5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.96" calcext:value-type="float">
            <text:p>16,96</text:p>
          </table:table-cell>
          <table:table-cell table:formula="of:=[.B7]*[.C7]" office:value-type="float" office:value="150" calcext:value-type="float">
            <text:p>150</text:p>
          </table:table-cell>
          <table:table-cell table:formula="of:=[.D7]/[.E7]" office:value-type="float" office:value="0.113066666666667" calcext:value-type="float">
            <text:p>0,11</text:p>
          </table:table-cell>
          <table:table-cell table:formula="of:=[.D7]/[.B7]" office:value-type="float" office:value="3.392" calcext:value-type="float">
            <text:p>3,3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32905393129.html?gatewayAdapt=glo2deu&amp;src=google&amp;aff_fcid=322a5cdb044d4f55871d1953f0ba81b5-1634235694230-05262-UneMJZVf&amp;aff_fsk=UneMJZVf&amp;aff_platform=aaf&amp;sk=UneMJZVf&amp;aff_trace_key=322a5cdb044d4f55871d1953f0ba81b5-1634235694230-05262-UneMJZVf&amp;terminal_id=a436cfd66ec442da89b2a40703e57f5f" xlink:type="simple">https://de.aliexpress.com/item/32905393129.html?gatewayAdapt=glo2deu&amp;src=google&amp;aff_fcid=322a5cdb044d4f55871d1953f0ba81b5-1634235694230-05262-UneMJZVf&amp;aff_fsk=UneMJZVf&amp;aff_platform=aaf&amp;sk=UneMJZVf&amp;aff_trace_key=322a5cdb044d4f55871d1953f0ba81b5-1634235694230-05262-UneMJZVf&amp;terminal_id=a436cfd66ec442da89b2a40703e57f5f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12.61+4.42" office:value-type="float" office:value="17.03" calcext:value-type="float">
            <text:p>17,03</text:p>
          </table:table-cell>
          <table:table-cell table:formula="of:=[.B8]*[.C8]" office:value-type="float" office:value="150" calcext:value-type="float">
            <text:p>150</text:p>
          </table:table-cell>
          <table:table-cell table:formula="of:=[.D8]/[.E8]" office:value-type="float" office:value="0.113533333333333" calcext:value-type="float">
            <text:p>0,11</text:p>
          </table:table-cell>
          <table:table-cell table:formula="of:=[.D8]/[.B8]" office:value-type="float" office:value="3.406" calcext:value-type="float">
            <text:p>3,4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32999578662.html?gatewayAdapt=glo2deu&amp;src=google&amp;aff_fcid=c62e4bbe840b46f7a8ddf7a30290bb12-1634236287726-05882-UneMJZVf&amp;aff_fsk=UneMJZVf&amp;aff_platform=aaf&amp;sk=UneMJZVf&amp;aff_trace_key=c62e4bbe840b46f7a8ddf7a30290bb12-1634236287726-05882-UneMJZVf&amp;terminal_id=a436cfd66ec442da89b2a40703e57f5f" xlink:type="simple">https://de.aliexpress.com/item/32999578662.html?gatewayAdapt=glo2deu&amp;src=google&amp;aff_fcid=c62e4bbe840b46f7a8ddf7a30290bb12-1634236287726-05882-UneMJZVf&amp;aff_fsk=UneMJZVf&amp;aff_platform=aaf&amp;sk=UneMJZVf&amp;aff_trace_key=c62e4bbe840b46f7a8ddf7a30290bb12-1634236287726-05882-UneMJZVf&amp;terminal_id=a436cfd66ec442da89b2a40703e57f5f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14.08+3.37" office:value-type="float" office:value="17.45" calcext:value-type="float">
            <text:p>17,45</text:p>
          </table:table-cell>
          <table:table-cell table:formula="of:=[.B9]*[.C9]" office:value-type="float" office:value="150" calcext:value-type="float">
            <text:p>150</text:p>
          </table:table-cell>
          <table:table-cell table:formula="of:=[.D9]/[.E9]" office:value-type="float" office:value="0.116333333333333" calcext:value-type="float">
            <text:p>0,12</text:p>
          </table:table-cell>
          <table:table-cell table:formula="of:=[.D9]/[.B9]" office:value-type="float" office:value="3.49" calcext:value-type="float">
            <text:p>3,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1005002310667184.html?spm=a2g0o.productlist.0.0.2d246f36oegxrs&amp;algo_pvid=2abc11fb-3d75-4a01-8265-3b94a9753ee1&amp;algo_exp_id=2abc11fb-3d75-4a01-8265-3b94a9753ee1-28&amp;pdp_ext_f=%7B%22sku_id%22%3A%2212000020021071710%22%7D" xlink:type="simple">https://de.aliexpress.com/item/1005002310667184.html?spm=a2g0o.productlist.0.0.2d246f36oegxrs&amp;algo_pvid=2abc11fb-3d75-4a01-8265-3b94a9753ee1&amp;algo_exp_id=2abc11fb-3d75-4a01-8265-3b94a9753ee1-28&amp;pdp_ext_f=%7B%22sku_id%22%3A%2212000020021071710%22%7D</text:a>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7.61" calcext:value-type="float">
            <text:p>17,61</text:p>
          </table:table-cell>
          <table:table-cell table:formula="of:=[.B10]*[.C10]" office:value-type="float" office:value="300" calcext:value-type="float">
            <text:p>300</text:p>
          </table:table-cell>
          <table:table-cell table:formula="of:=[.D10]/[.E10]" office:value-type="float" office:value="0.0587" calcext:value-type="float">
            <text:p>0,06</text:p>
          </table:table-cell>
          <table:table-cell table:formula="of:=[.D10]/[.B10]" office:value-type="float" office:value="3.522" calcext:value-type="float">
            <text:p>3,5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amazon.de/BTF-LIGHTING-adressierbar-Vollfarbiger-wasserdichte-DIY-Projekte/dp/B088BRY2SH/ref=sr_1_5?__mk_de_DE=ÅMÅŽÕÑ&amp;dchild=1&amp;keywords=ws2812b+5m+5v&amp;qid=1634237105&amp;sr=8-5" xlink:type="simple">https://www.amazon.de/BTF-LIGHTING-adressierbar-Vollfarbiger-wasserdichte-DIY-Projekte/dp/B088BRY2SH/ref=sr_1_5?__mk_de_DE=%C3%85M%C3%85%C5%BD%C3%95%C3%91&amp;dchild=1&amp;keywords=ws2812b+5m+5v&amp;qid=1634237105&amp;sr=8-5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9.99" calcext:value-type="float">
            <text:p>19,99</text:p>
          </table:table-cell>
          <table:table-cell table:formula="of:=[.B11]*[.C11]" office:value-type="float" office:value="150" calcext:value-type="float">
            <text:p>150</text:p>
          </table:table-cell>
          <table:table-cell table:formula="of:=[.D11]/[.E11]" office:value-type="float" office:value="0.133266666666667" calcext:value-type="float">
            <text:p>0,13</text:p>
          </table:table-cell>
          <table:table-cell table:formula="of:=[.D11]/[.B11]" office:value-type="float" office:value="3.998" calcext:value-type="float">
            <text:p>3,9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ebay.de/itm/202991847195?hash=item2f4341c71b:g:Qb4AAOSwmWxdtBPn" xlink:type="simple">https://www.ebay.de/itm/202991847195?hash=item2f4341c71b:g:Qb4AAOSwmWxdtBPn</text:a>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.58" calcext:value-type="float">
            <text:p>20,58</text:p>
          </table:table-cell>
          <table:table-cell table:formula="of:=[.B12]*[.C12]" office:value-type="float" office:value="150" calcext:value-type="float">
            <text:p>150</text:p>
          </table:table-cell>
          <table:table-cell table:formula="of:=[.D12]/[.E12]" office:value-type="float" office:value="0.1372" calcext:value-type="float">
            <text:p>0,14</text:p>
          </table:table-cell>
          <table:table-cell table:formula="of:=[.D12]/[.B12]" office:value-type="float" office:value="4.116" calcext:value-type="float">
            <text:p>4,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amazon.de/WS2812B-wasserdicht-Lichtleiste-Traumwechselvariante-Einzel-adressierbar/dp/B0978R5T41/ref=sr_1_12?__mk_de_DE=ÅMÅŽÕÑ&amp;dchild=1&amp;keywords=ws2812b%2B5m%2B5v&amp;qid=1634237105&amp;sr=8-12&amp;th=1" xlink:type="simple">https://www.amazon.de/WS2812B-wasserdicht-Lichtleiste-Traumwechselvariante-Einzel-adressierbar/dp/B0978R5T41/ref=sr_1_12?__mk_de_DE=%C3%85M%C3%85%C5%BD%C3%95%C3%91&amp;dchild=1&amp;keywords=ws2812b%2B5m%2B5v&amp;qid=1634237105&amp;sr=8-12&amp;th=1</text:a>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1.38" calcext:value-type="float">
            <text:p>21,38</text:p>
          </table:table-cell>
          <table:table-cell table:formula="of:=[.B13]*[.C13]" office:value-type="float" office:value="300" calcext:value-type="float">
            <text:p>300</text:p>
          </table:table-cell>
          <table:table-cell table:formula="of:=[.D13]/[.E13]" office:value-type="float" office:value="0.0712666666666667" calcext:value-type="float">
            <text:p>0,07</text:p>
          </table:table-cell>
          <table:table-cell table:formula="of:=[.D13]/[.B13]" office:value-type="float" office:value="4.276" calcext:value-type="float">
            <text:p>4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32999578662.html?gatewayAdapt=glo2deu&amp;src=google&amp;aff_fcid=c62e4bbe840b46f7a8ddf7a30290bb12-1634236287726-05882-UneMJZVf&amp;aff_fsk=UneMJZVf&amp;aff_platform=aaf&amp;sk=UneMJZVf&amp;aff_trace_key=c62e4bbe840b46f7a8ddf7a30290bb12-1634236287726-05882-UneMJZVf&amp;terminal_id=a436cfd66ec442da89b2a40703e57f5f" xlink:type="simple">https://de.aliexpress.com/item/32999578662.html?gatewayAdapt=glo2deu&amp;src=google&amp;aff_fcid=c62e4bbe840b46f7a8ddf7a30290bb12-1634236287726-05882-UneMJZVf&amp;aff_fsk=UneMJZVf&amp;aff_platform=aaf&amp;sk=UneMJZVf&amp;aff_trace_key=c62e4bbe840b46f7a8ddf7a30290bb12-1634236287726-05882-UneMJZVf&amp;terminal_id=a436cfd66ec442da89b2a40703e57f5f</text:a>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20.12+3.37" office:value-type="float" office:value="23.49" calcext:value-type="float">
            <text:p>23,49</text:p>
          </table:table-cell>
          <table:table-cell table:formula="of:=[.B14]*[.C14]" office:value-type="float" office:value="300" calcext:value-type="float">
            <text:p>300</text:p>
          </table:table-cell>
          <table:table-cell table:formula="of:=[.D14]/[.E14]" office:value-type="float" office:value="0.0783" calcext:value-type="float">
            <text:p>0,08</text:p>
          </table:table-cell>
          <table:table-cell table:formula="of:=[.D14]/[.B14]" office:value-type="float" office:value="4.698" calcext:value-type="float">
            <text:p>4,6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ebay.de/itm/202991847195?hash=item2f4341c71b:g:Qb4AAOSwmWxdtBPn" xlink:type="simple">https://www.ebay.de/itm/202991847195?hash=item2f4341c71b:g:Qb4AAOSwmWxdtBPn</text:a>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4.62" calcext:value-type="float">
            <text:p>24,62</text:p>
          </table:table-cell>
          <table:table-cell table:formula="of:=[.B15]*[.C15]" office:value-type="float" office:value="300" calcext:value-type="float">
            <text:p>300</text:p>
          </table:table-cell>
          <table:table-cell table:formula="of:=[.D15]/[.E15]" office:value-type="float" office:value="0.0820666666666667" calcext:value-type="float">
            <text:p>0,08</text:p>
          </table:table-cell>
          <table:table-cell table:formula="of:=[.D15]/[.B15]" office:value-type="float" office:value="4.924" calcext:value-type="float">
            <text:p>4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ebay.de/itm/184282572173?hash=item2ae818e58d:g:ie0AAOSw30NdjGZ5" xlink:type="simple">https://www.ebay.de/itm/184282572173?hash=item2ae818e58d:g:ie0AAOSw30NdjGZ5</text:a>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4.78" calcext:value-type="float">
            <text:p>24,78</text:p>
          </table:table-cell>
          <table:table-cell table:formula="of:=[.B16]*[.C16]" office:value-type="float" office:value="300" calcext:value-type="float">
            <text:p>300</text:p>
          </table:table-cell>
          <table:table-cell table:formula="of:=[.D16]/[.E16]" office:value-type="float" office:value="0.0826" calcext:value-type="float">
            <text:p>0,08</text:p>
          </table:table-cell>
          <table:table-cell table:formula="of:=[.D16]/[.B16]" office:value-type="float" office:value="4.956" calcext:value-type="float">
            <text:p>4,9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de.aliexpress.com/item/32905393129.html?gatewayAdapt=glo2deu&amp;src=google&amp;aff_fcid=322a5cdb044d4f55871d1953f0ba81b5-1634235694230-05262-UneMJZVf&amp;aff_fsk=UneMJZVf&amp;aff_platform=aaf&amp;sk=UneMJZVf&amp;aff_trace_key=322a5cdb044d4f55871d1953f0ba81b5-1634235694230-05262-UneMJZVf&amp;terminal_id=a436cfd66ec442da89b2a40703e57f5f" xlink:type="simple">https://de.aliexpress.com/item/32905393129.html?gatewayAdapt=glo2deu&amp;src=google&amp;aff_fcid=322a5cdb044d4f55871d1953f0ba81b5-1634235694230-05262-UneMJZVf&amp;aff_fsk=UneMJZVf&amp;aff_platform=aaf&amp;sk=UneMJZVf&amp;aff_trace_key=322a5cdb044d4f55871d1953f0ba81b5-1634235694230-05262-UneMJZVf&amp;terminal_id=a436cfd66ec442da89b2a40703e57f5f</text:a>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21.25+4.42" office:value-type="float" office:value="25.67" calcext:value-type="float">
            <text:p>25,67</text:p>
          </table:table-cell>
          <table:table-cell table:formula="of:=[.B17]*[.C17]" office:value-type="float" office:value="300" calcext:value-type="float">
            <text:p>300</text:p>
          </table:table-cell>
          <table:table-cell table:formula="of:=[.D17]/[.E17]" office:value-type="float" office:value="0.0855666666666667" calcext:value-type="float">
            <text:p>0,09</text:p>
          </table:table-cell>
          <table:table-cell table:formula="of:=[.D17]/[.B17]" office:value-type="float" office:value="5.134" calcext:value-type="float">
            <text:p>5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amazon.de/BTF-LIGHTING-adressierbar-Vollfarbiger-wasserdichte-DIY-Projekte/dp/B088BRY2SH/ref=sr_1_5?__mk_de_DE=ÅMÅŽÕÑ&amp;dchild=1&amp;keywords=ws2812b+5m+5v&amp;qid=1634237105&amp;sr=8-5" xlink:type="simple">https://www.amazon.de/BTF-LIGHTING-adressierbar-Vollfarbiger-wasserdichte-DIY-Projekte/dp/B088BRY2SH/ref=sr_1_5?__mk_de_DE=%C3%85M%C3%85%C5%BD%C3%95%C3%91&amp;dchild=1&amp;keywords=ws2812b+5m+5v&amp;qid=1634237105&amp;sr=8-5</text:a>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9.99" calcext:value-type="float">
            <text:p>29,99</text:p>
          </table:table-cell>
          <table:table-cell table:formula="of:=[.B18]*[.C18]" office:value-type="float" office:value="300" calcext:value-type="float">
            <text:p>300</text:p>
          </table:table-cell>
          <table:table-cell table:formula="of:=[.D18]/[.E18]" office:value-type="float" office:value="0.0999666666666667" calcext:value-type="float">
            <text:p>0,10</text:p>
          </table:table-cell>
          <table:table-cell table:formula="of:=[.D18]/[.B18]" office:value-type="float" office:value="5.998" calcext:value-type="float">
            <text:p>5,998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G18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Bakera</meta:initial-creator>
    <meta:creation-date>2021-10-14T20:35:20.419624753</meta:creation-date>
    <meta:generator>LibreOffice/7.1.6.2.0$Linux_X86_64 LibreOffice_project/10$Build-2</meta:generator>
    <dc:date>2021-10-14T21:03:53.187715895</dc:date>
    <dc:creator>Marco Bakera</dc:creator>
    <meta:editing-duration>PT28M27S</meta:editing-duration>
    <meta:editing-cycles>11</meta:editing-cycles>
    <meta:document-statistic meta:table-count="1" meta:cell-count="126" meta:object-count="0"/>
  </office:meta>
</office:document-meta>
</file>